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1bb" officeooo:paragraph-rsid="000131bb"/>
    </style:style>
    <style:style style:name="P2" style:family="paragraph" style:parent-style-name="Standard">
      <style:paragraph-properties fo:text-align="start" style:justify-single-word="false"/>
      <style:text-properties officeooo:rsid="00030211" officeooo:paragraph-rsid="0003021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0211" officeooo:paragraph-rsid="00030211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30211" officeooo:paragraph-rsid="00030211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30211" officeooo:paragraph-rsid="00030211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46558" officeooo:paragraph-rsid="000465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65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CN WeatherApp2018 Visualization toolbox</text:p>
      <text:p text:style-name="P1">Main Workflow and quideline</text:p>
      <text:p text:style-name="P1"/>
      <text:p text:style-name="P1"/>
      <text:p text:style-name="P2"><text:span text:style-name="T1">User Interface</text:span>: Our decision was creating a <text:span text:style-name="T1">web page</text:span> with interactive plots and visualization tools (further specification is still needed). This choice was reasoned by:</text:p>
      <text:p text:style-name="P2"/>
      <text:list xml:id="list7604575460141293840" text:style-name="L1">
        <text:list-item>
          <text:p text:style-name="P3">creating an android app needs a longer timescale to make it flexible</text:p>
        </text:list-item>
        <text:list-item>
          <text:p text:style-name="P3">creating a GUI with a python package may look sketchy and prototype-like which would go against the main point of data visualization</text:p>
        </text:list-item>
      </text:list>
      <text:p text:style-name="P2"/>
      <text:p text:style-name="P2">What we definitely would like to achieve: A map where the GPS coordinate data is clearly mapped with any data collected from #analysis_2018</text:p>
      <text:p text:style-name="P2"/>
      <text:p text:style-name="P2">Ideas:</text:p>
      <text:list xml:id="list7311171580792057579" text:style-name="L2">
        <text:list-item>
          <text:p text:style-name="P4">1.) GPS data, station locations, translating from ID to map data</text:p>
        </text:list-item>
        <text:list-item>
          <text:p text:style-name="P4">2.) Temperature data, or any other raw data visualization on gived date from historical data</text:p>
        </text:list-item>
        <text:list-item>
          <text:p text:style-name="P4">3.) Analyzed data visualization, heatmap of prediction accuracy would be nice</text:p>
        </text:list-item>
        <text:list-item>
          <text:p text:style-name="P4">4.) Forecast data visualization</text:p>
        </text:list-item>
        <text:list-item>
          <text:p text:style-name="P4">5.) clickable map, interactivity</text:p>
        </text:list-item>
      </text:list>
      <text:p text:style-name="P2"/>
      <text:p text:style-name="P2">Workflow:</text:p>
      <text:p text:style-name="P2"/>
      <text:list xml:id="list3960395156066395798" text:style-name="L3">
        <text:list-item>
          <text:p text:style-name="P5">plan the toolset, packages, toolboxes, compatibility with web design</text:p>
        </text:list-item>
        <text:list-item>
          <text:p text:style-name="P5">MAP</text:p>
        </text:list-item>
        <text:list-item>
          <text:p text:style-name="P6">getting example GPS data from actual DWD file and visualize it</text:p>
        </text:list-item>
        <text:list-item>
          <text:p text:style-name="P6">using colorcode, legend, whatsoever (“decoration”)</text:p>
        </text:list-item>
        <text:list-item>
          <text:p text:style-name="P6">“interactivity”, make it clickable</text:p>
        </text:list-item>
        <text:list-item>
          <text:p text:style-name="P6">… (further details depend on analysis and other parts)</text:p>
        </text:list-item>
        <text:list-item>
          <text:p text:style-name="P5">web design part <text:span text:style-name="T2">(last but not leas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39:34.870151787</meta:creation-date>
    <dc:date>2018-04-24T11:21:20.042353506</dc:date>
    <meta:editing-duration>PT2M23S</meta:editing-duration>
    <meta:editing-cycles>1</meta:editing-cycles>
    <meta:document-statistic meta:table-count="0" meta:image-count="0" meta:object-count="0" meta:page-count="1" meta:paragraph-count="20" meta:word-count="197" meta:character-count="1215" meta:non-whitespace-character-count="1052"/>
    <meta:generator>LibreOffice/5.1.6.2$Linux_X86_64 LibreOffice_project/10m0$Build-2</meta:generator>
  </office:meta>
</office:document-meta>
</file>